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79cm"/>
    </style:style>
    <style:style style:name="co3" style:family="table-column">
      <style:table-column-properties fo:break-before="auto" style:column-width="0.734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number-columns-repeated="9" table:default-cell-style-name="Default"/>
        <table:table-column table:style-name="co2" table:default-cell-style-name="ce3"/>
        <table:table-column table:style-name="co3" table:default-cell-style-name="ce3"/>
        <table:table-column table:style-name="co1" table:number-columns-repeated="3" table:default-cell-style-name="Default"/>
        <table:table-row table:style-name="ro1">
          <table:table-cell office:value-type="string">
            <text:p>Name</text:p>
          </table:table-cell>
          <table:table-cell table:style-name="ce1" office:value-type="string" table:number-columns-spanned="2" table:number-rows-spanned="1">
            <text:p>Type</text:p>
          </table:table-cell>
          <table:covered-table-cell/>
          <table:table-cell table:style-name="ce1" office:value-type="string" table:number-columns-spanned="3" table:number-rows-spanned="1">
            <text:p>Value</text:p>
          </table:table-cell>
          <table:covered-table-cell table:number-columns-repeated="2"/>
          <table:table-cell office:value-type="string">
            <text:p>Package</text:p>
          </table:table-cell>
          <table:table-cell table:style-name="ce1" office:value-type="string" table:number-columns-spanned="5" table:number-rows-spanned="1">
            <text:p>Place</text:p>
          </table:table-cell>
          <table:covered-table-cell table:style-name="ce1"/>
          <table:covered-table-cell table:number-columns-repeated="3"/>
          <table:table-cell office:value-type="string">
            <text:p>Note</text:p>
          </table:table-cell>
          <table:table-cell office:value-type="string">
            <text:p>Restbestand</text:p>
          </table:table-cell>
        </table:table-row>
        <table:table-row table:style-name="ro1">
          <table:table-cell/>
          <table:table-cell office:value-type="string">
            <text:p>General</text:p>
          </table:table-cell>
          <table:table-cell office:value-type="string">
            <text:p>Specific</text:p>
          </table:table-cell>
          <table:table-cell office:value-type="string">
            <text:p>From</text:p>
          </table:table-cell>
          <table:table-cell office:value-type="string">
            <text:p>To</text:p>
          </table:table-cell>
          <table:table-cell office:value-type="string">
            <text:p>Unit</text:p>
          </table:table-cell>
          <table:table-cell/>
          <table:table-cell office:value-type="string">
            <text:p>Room</text:p>
          </table:table-cell>
          <table:table-cell office:value-type="string">
            <text:p>Modul</text:p>
          </table:table-cell>
          <table:table-cell office:value-type="string">
            <text:p>Col</text:p>
          </table:table-cell>
          <table:table-cell office:value-type="string">
            <text:p>Row</text:p>
          </table:table-cell>
          <table:table-cell office:value-type="string">
            <text:p>Dep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pamp</text:p>
          </table:table-cell>
          <table:table-cell table:number-columns-repeated="4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PAMP SONSM6E</text:p>
          </table:table-cell>
          <table:table-cell office:value-type="string">
            <text:p>&gt;50</text:p>
          </table:table-cell>
        </table:table-row>
        <table:table-row table:style-name="ro1">
          <table:table-cell/>
          <table:table-cell office:value-type="string">
            <text:p>Komparator</text:p>
          </table:table-cell>
          <table:table-cell table:number-columns-repeated="4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ensor</text:p>
          </table:table-cell>
          <table:table-cell office:value-type="string">
            <text:p>Magnet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C 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string">
            <text:p>&gt;50</text:p>
          </table:table-cell>
        </table:table-row>
        <table:table-row table:style-name="ro1">
          <table:table-cell/>
          <table:table-cell office:value-type="string">
            <text:p>Sensor</text:p>
          </table:table-cell>
          <table:table-cell office:value-type="string">
            <text:p>Temperatu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C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20">
            <text:p>20</text:p>
          </table:table-cell>
        </table:table-row>
        <table:table-row table:style-name="ro1">
          <table:table-cell/>
          <table:table-cell office:value-type="string">
            <text:p>Sensor</text:p>
          </table:table-cell>
          <table:table-cell office:value-type="string">
            <text:p>Gas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Sensor</text:p>
          </table:table-cell>
          <table:table-cell office:value-type="string">
            <text:p>Feuchte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Sensor</text:p>
          </table:table-cell>
          <table:table-cell table:number-columns-repeated="4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Dioden</text:p>
          </table:table-cell>
          <table:table-cell office:value-type="string">
            <text:p>various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I-6LR und Highpower</text:p>
          </table:table-cell>
          <table:table-cell office:value-type="string">
            <text:p>&gt;200</text:p>
          </table:table-cell>
        </table:table-row>
        <table:table-row table:style-name="ro1">
          <table:table-cell/>
          <table:table-cell office:value-type="string">
            <text:p>Sicherung</text:p>
          </table:table-cell>
          <table:table-cell office:value-type="string">
            <text:p>thermo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Relais</text:p>
          </table:table-cell>
          <table:table-cell office:value-type="string">
            <text:p>solid state</text:p>
          </table:table-cell>
          <table:table-cell office:value-type="float" office:value="200">
            <text:p>200</text:p>
          </table:table-cell>
          <table:table-cell office:value-type="float" office:value="250">
            <text:p>250</text:p>
          </table:table-cell>
          <table:table-cell office:value-type="string">
            <text:p>Volt</text:p>
          </table:table-cell>
          <table:table-cell office:value-type="string">
            <text:p>Schraubklemme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Relais</text:p>
          </table:table-cell>
          <table:table-cell office:value-type="string">
            <text:p>Solid State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C 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chraubklemme und pins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Demodulator</text:p>
          </table:table-cell>
          <table:table-cell office:value-type="string">
            <text:p>optisch</text:p>
          </table:table-cell>
          <table:table-cell table:number-columns-repeated="3"/>
          <table:table-cell office:value-type="string">
            <text:p>bekabelte module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ichtschranke</text:p>
          </table:table-cell>
          <table:table-cell office:value-type="string">
            <text:p>Gabel</text:p>
          </table:table-cell>
          <table:table-cell table:number-columns-repeated="3"/>
          <table:table-cell office:value-type="string">
            <text:p>bekabelte module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7segment</text:p>
          </table:table-cell>
          <table:table-cell office:value-type="string">
            <text:p>LED</text:p>
          </table:table-cell>
          <table:table-cell table:number-columns-repeated="3"/>
          <table:table-cell office:value-type="string">
            <text:p>various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unknown</text:p>
          </table:table-cell>
          <table:table-cell office:value-type="string">
            <text:p>IC</text:p>
          </table:table-cell>
          <table:table-cell table:number-columns-repeated="4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TL</text:p>
          </table:table-cell>
          <table:table-cell office:value-type="string">
            <text:p>74xx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empty</text:p>
          </table:table-cell>
          <table:table-cell table:number-columns-repeated="8"/>
          <table:table-cell office:value-type="string">
            <text:p>C 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russisch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ioden</text:p>
          </table:table-cell>
          <table:table-cell office:value-type="string">
            <text:p>German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oden</text:p>
          </table:table-cell>
          <table:table-cell office:value-type="string">
            <text:p>German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oden</text:p>
          </table:table-cell>
          <table:table-cell office:value-type="string">
            <text:p>Zene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table:number-columns-repeated="2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oden</text:p>
          </table:table-cell>
          <table:table-cell office:value-type="string">
            <text:p>German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oden</text:p>
          </table:table-cell>
          <table:table-cell office:value-type="string">
            <text:p>Siliz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German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nsor</text:p>
          </table:table-cell>
          <table:table-cell office:value-type="string">
            <text:p>Druck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C 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eltier</text:p>
          </table:table-cell>
          <table:table-cell table:number-columns-repeated="4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C 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Siliz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alt</text:p>
          </table:table-cell>
          <table:table-cell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Siliz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alt</text:p>
          </table:table-cell>
          <table:table-cell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Siliz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Siliz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Siliz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IPEZ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German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Siliz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Siliz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unknown</text:p>
          </table:table-cell>
          <table:table-cell table:number-columns-repeated="5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C 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s</text:p>
          </table:table-cell>
          <table:table-cell office:value-type="string">
            <text:p>opened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s</text:p>
          </table:table-cell>
          <table:table-cell office:value-type="string">
            <text:p>used+damaged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hyristor</text:p>
          </table:table-cell>
          <table:table-cell office:value-type="string">
            <text:p>Highpowe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ioden</text:p>
          </table:table-cell>
          <table:table-cell office:value-type="string">
            <text:p>Highpowe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rückengleichrichter</text:p>
          </table:table-cell>
          <table:table-cell office:value-type="string">
            <text:p>Siliz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len</text:p>
          </table:table-cell>
          <table:table-cell office:value-type="string">
            <text:p>Spezialbauelemente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oden</text:p>
          </table:table-cell>
          <table:table-cell office:value-type="string">
            <text:p>Selen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rückengleichrichter</text:p>
          </table:table-cell>
          <table:table-cell office:value-type="string">
            <text:p>Silizium, Selen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MOS Fernbedienung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MOS TV, Uhr, Rechne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B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MOS Soushges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C 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chalte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DA/AD-Wandle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VC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VC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B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HF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C 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HF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HF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table:number-columns-repeated="4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Endstufen NF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B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Endstufen NF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C 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Endstufen NF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Vorverstärker NF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Timer NF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challwandler NF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Motorregle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chaltregle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pannungsregle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B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C</text:p>
          </table:table-cell>
          <table:table-cell office:value-type="float" office:value="723">
            <text:p>723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B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tromregle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B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pannungsregler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Volt</text:p>
          </table:table-cell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C 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pannungsregler 317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pannungsregler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pannungsregler</text:p>
          </table:table-cell>
          <table:table-cell table:number-columns-repeated="2" office:value-type="float" office:value="12">
            <text:p>12</text:p>
          </table:table-cell>
          <table:table-cell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pannungsregler</text:p>
          </table:table-cell>
          <table:table-cell table:number-columns-repeated="2" office:value-type="float" office:value="15">
            <text:p>15</text:p>
          </table:table-cell>
          <table:table-cell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pannungsregler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pannungsregler</text:p>
          </table:table-cell>
          <table:table-cell table:number-columns-repeated="2" office:value-type="float" office:value="-5">
            <text:p>-5</text:p>
          </table:table-cell>
          <table:table-cell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OpAMP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B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OpAMP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C 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OpAMP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OpAMP FET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Transitoren</text:p>
          </table:table-cell>
          <table:table-cell table:number-columns-repeated="3"/>
          <table:table-cell office:value-type="string">
            <text:p>TO3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pannungsregler</text:p>
          </table:table-cell>
          <table:table-cell table:number-columns-repeated="3"/>
          <table:table-cell office:value-type="string">
            <text:p>TO3</text:p>
          </table:table-cell>
          <table:table-cell office:value-type="string">
            <text:p>C-lab</text:p>
          </table:table-cell>
          <table:table-cell table:number-columns-repeated="2" office:value-type="string">
            <text:p>B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ussisch</text:p>
          </table:table-cell>
          <table:table-cell table:style-name="ce2" office:value-type="string">
            <text:p>Spezialtechnik</text:p>
          </table:table-cell>
          <table:table-cell table:number-columns-repeated="4"/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float" office:value="7">
            <text:p>7</text:p>
          </table:table-cell>
          <table:table-cell/>
          <table:table-cell office:value-type="string">
            <text:p>hochfrequenz</text:p>
          </table:table-cell>
          <table:table-cell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Megaohm</text:p>
          </table:table-cell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22">
            <text:p>22</text:p>
          </table:table-cell>
          <table:table-cell/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c</text:p>
          </table:table-cell>
          <table:table-cell office:value-type="string">
            <text:p>C 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250">
            <text:p>250</text:p>
          </table:table-cell>
          <table:table-cell office:value-type="float" office:value="500">
            <text:p>500</text:p>
          </table:table-cell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c</text:p>
          </table:table-cell>
          <table:table-cell office:value-type="string">
            <text:p>C 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empty</text:p>
          </table:table-cell>
          <table:table-cell table:number-columns-repeated="6"/>
          <table:table-cell office:value-type="string">
            <text:p>C-la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empty</text:p>
          </table:table-cell>
          <table:table-cell table:number-columns-repeated="6"/>
          <table:table-cell office:value-type="string">
            <text:p>C-lab</text:p>
          </table:table-cell>
          <table:table-cell office:value-type="string">
            <text:p>c</text:p>
          </table:table-cell>
          <table:table-cell office:value-type="string">
            <text:p>C 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empty</text:p>
          </table:table-cell>
          <table:table-cell table:number-columns-repeated="6"/>
          <table:table-cell office:value-type="string">
            <text:p>C-lab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empty</text:p>
          </table:table-cell>
          <table:table-cell table:number-columns-repeated="6"/>
          <table:table-cell office:value-type="string">
            <text:p>C-la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empty</text:p>
          </table:table-cell>
          <table:table-cell table:number-columns-repeated="6"/>
          <table:table-cell office:value-type="string">
            <text:p>C-lab</text:p>
          </table:table-cell>
          <table:table-cell office:value-type="string">
            <text:p>c</text:p>
          </table:table-cell>
          <table:table-cell office:value-type="string">
            <text:p>C 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.2">
            <text:p>1,2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mpty</text:p>
          </table:table-cell>
          <table:table-cell table:number-columns-repeated="6"/>
          <table:table-cell office:value-type="string">
            <text:p>C-lab</text:p>
          </table:table-cell>
          <table:table-cell office:value-type="string">
            <text:p>D</text:p>
          </table:table-cell>
          <table:table-cell office:value-type="string">
            <text:p>C 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.8">
            <text:p>1,8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2.2">
            <text:p>2,2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2.7">
            <text:p>2,7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D</text:p>
          </table:table-cell>
          <table:table-cell office:value-type="string">
            <text:p>C 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3.3">
            <text:p>3,3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3.9">
            <text:p>3,9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4.7">
            <text:p>4,7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D</text:p>
          </table:table-cell>
          <table:table-cell office:value-type="string">
            <text:p>C 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5.6">
            <text:p>5,6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6.8">
            <text:p>6,8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8.2">
            <text:p>8,2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D</text:p>
          </table:table-cell>
          <table:table-cell office:value-type="string">
            <text:p>C 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E</text:p>
          </table:table-cell>
          <table:table-cell office:value-type="string">
            <text:p>C 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8">
            <text:p>18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22">
            <text:p>22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27">
            <text:p>27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E</text:p>
          </table:table-cell>
          <table:table-cell office:value-type="string">
            <text:p>C 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33">
            <text:p>33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47">
            <text:p>47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56">
            <text:p>56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E</text:p>
          </table:table-cell>
          <table:table-cell office:value-type="string">
            <text:p>C 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39">
            <text:p>39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68">
            <text:p>68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82">
            <text:p>82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E</text:p>
          </table:table-cell>
          <table:table-cell office:value-type="string">
            <text:p>C 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0.12">
            <text:p>0,12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F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0.15">
            <text:p>0,15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F</text:p>
          </table:table-cell>
          <table:table-cell office:value-type="string">
            <text:p>C 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0.18">
            <text:p>0,18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0.22">
            <text:p>0,22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F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0.27">
            <text:p>0,27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F</text:p>
          </table:table-cell>
          <table:table-cell office:value-type="string">
            <text:p>C 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0.33">
            <text:p>0,33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0.39">
            <text:p>0,39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F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0.47">
            <text:p>0,47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F</text:p>
          </table:table-cell>
          <table:table-cell office:value-type="string">
            <text:p>C 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0.56">
            <text:p>0,56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0.68">
            <text:p>0,68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F</text:p>
          </table:table-cell>
          <table:table-cell office:value-type="string">
            <text:p>B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0.82">
            <text:p>0,82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F</text:p>
          </table:table-cell>
          <table:table-cell office:value-type="string">
            <text:p>C 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 table:number-rows-repeated="1048444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Tabelle2" table:style-name="ta1">
        <table:table-column table:style-name="co1" table:default-cell-style-name="Default"/>
        <table:table-row table:style-name="ro3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jonTichy </meta:initial-creator>
    <meta:creation-date>2013-06-07T18:06:05</meta:creation-date>
    <dc:date>2013-06-07T22:12:32</dc:date>
    <dc:creator>IjonTichy </dc:creator>
    <meta:editing-duration>PT3H52M52S</meta:editing-duration>
    <meta:editing-cycles>10</meta:editing-cycles>
    <meta:generator>LibreOffice/3.5$Linux_X86_64 LibreOffice_project/350m1$Build-2</meta:generator>
    <meta:document-statistic meta:table-count="3" meta:cell-count="967" meta:object-count="0"/>
  </office:meta>
</office:document-meta>
</file>